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center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3625in"/>
    </style:style>
    <style:style style:name="Table2" style:family="table">
      <style:table-properties style:width="4.6069in" table:align="center" fo:background-color="#f0f0ff">
        <style:background-image/>
      </style:table-properties>
    </style:style>
    <style:style style:name="Table2.A" style:family="table-column">
      <style:table-column-properties style:column-width="0.0882in"/>
    </style:style>
    <style:style style:name="Table2.B" style:family="table-column">
      <style:table-column-properties style:column-width="4.5188in"/>
    </style:style>
    <style:style style:name="Table2.A1" style:family="table-cell">
      <style:table-cell-properties style:vertical-align="middle" fo:padding="0.0194in" fo:border="none"/>
    </style:style>
    <style:style style:name="Table2.B1" style:family="table-cell">
      <style:table-cell-properties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in" fo:margin-bottom="0.1965in"/>
    </style:style>
    <style:style style:name="P3" style:family="paragraph" style:parent-style-name="Table_20_Contents">
      <style:paragraph-properties fo:margin-top="0in" fo:margin-bottom="0.1965in" fo:padding-left="0.0563in" fo:padding-right="0.0563in" fo:padding-top="0.0563in" fo:padding-bottom="0in" fo:border-left="0.0138in solid #9bc0f5" fo:border-right="0.0138in solid #9bc0f5" fo:border-top="0.0138in solid #9bc0f5" fo:border-bottom="none"/>
    </style:style>
    <style:style style:name="P4" style:family="paragraph" style:parent-style-name="Table_20_Contents">
      <style:paragraph-properties fo:margin-top="0in" fo:margin-bottom="0.1965in" fo:padding-left="0.0563in" fo:padding-right="0.0563in" fo:padding-top="0.0563in" fo:padding-bottom="0in" fo:border-left="0.0138in solid #9bc0f5" fo:border-right="0.0138in solid #9bc0f5" fo:border-top="0.0138in solid #9bc0f5" fo:border-bottom="none"/>
      <style:text-properties fo:font-weight="bold" fo:background-color="#cbdefa"/>
    </style:style>
    <style:style style:name="P5" style:family="paragraph" style:parent-style-name="Table_20_Contents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6" style:family="paragraph" style:parent-style-name="Table_20_Contents" style:list-style-name="L1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7" style:family="paragraph" style:parent-style-name="Table_20_Contents" style:list-style-name="L2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8" style:family="paragraph" style:parent-style-name="Table_20_Contents" style:list-style-name="L3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9" style:family="paragraph" style:parent-style-name="Table_20_Contents" style:list-style-name="L4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10" style:family="paragraph" style:parent-style-name="Table_20_Contents" style:list-style-name="L5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11" style:family="paragraph" style:parent-style-name="Table_20_Contents" style:list-style-name="L6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12" style:family="paragraph" style:parent-style-name="Table_20_Contents" style:list-style-name="L7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13" style:family="paragraph" style:parent-style-name="Table_20_Contents" style:list-style-name="L8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14" style:family="paragraph" style:parent-style-name="Table_20_Contents" style:list-style-name="L9">
      <style:paragraph-properties fo:margin-top="0in" fo:margin-bottom="0.1965in" fo:padding-left="0.0563in" fo:padding-right="0.0563in" fo:padding-top="0.0563in" fo:padding-bottom="0.1126in" fo:border="0.0008in solid #9bc0f5"/>
    </style:style>
    <style:style style:name="P15" style:family="paragraph" style:parent-style-name="Table_20_Contents">
      <style:paragraph-properties fo:margin-top="0in" fo:margin-bottom="0.1965in" fo:padding-left="0.0563in" fo:padding-right="0.0563in" fo:padding-top="0in" fo:padding-bottom="0in" fo:border-left="0.0138in solid #9bc0f5" fo:border-right="0.0138in solid #9bc0f5" fo:border-top="none" fo:border-bottom="none"/>
      <style:text-properties fo:font-weight="bold" fo:background-color="#cbdefa"/>
    </style:style>
    <style:style style:name="P16" style:family="paragraph" style:parent-style-name="Table_20_Contents" style:list-style-name="L1">
      <style:paragraph-properties fo:padding-left="0.0563in" fo:padding-right="0.0563in" fo:padding-top="0.0563in" fo:padding-bottom="0.1126in" fo:border="0.0008in solid #9bc0f5"/>
    </style:style>
    <style:style style:name="P17" style:family="paragraph" style:parent-style-name="Table_20_Contents" style:list-style-name="L2">
      <style:paragraph-properties fo:padding-left="0.0563in" fo:padding-right="0.0563in" fo:padding-top="0.0563in" fo:padding-bottom="0.1126in" fo:border="0.0008in solid #9bc0f5"/>
    </style:style>
    <style:style style:name="P18" style:family="paragraph" style:parent-style-name="Table_20_Contents" style:list-style-name="L3">
      <style:paragraph-properties fo:padding-left="0.0563in" fo:padding-right="0.0563in" fo:padding-top="0.0563in" fo:padding-bottom="0.1126in" fo:border="0.0008in solid #9bc0f5"/>
    </style:style>
    <style:style style:name="P19" style:family="paragraph" style:parent-style-name="Table_20_Contents" style:list-style-name="L4">
      <style:paragraph-properties fo:padding-left="0.0563in" fo:padding-right="0.0563in" fo:padding-top="0.0563in" fo:padding-bottom="0.1126in" fo:border="0.0008in solid #9bc0f5"/>
    </style:style>
    <style:style style:name="P20" style:family="paragraph" style:parent-style-name="Table_20_Contents" style:list-style-name="L5">
      <style:paragraph-properties fo:padding-left="0.0563in" fo:padding-right="0.0563in" fo:padding-top="0.0563in" fo:padding-bottom="0.1126in" fo:border="0.0008in solid #9bc0f5"/>
    </style:style>
    <style:style style:name="P21" style:family="paragraph" style:parent-style-name="Table_20_Contents" style:list-style-name="L6">
      <style:paragraph-properties fo:padding-left="0.0563in" fo:padding-right="0.0563in" fo:padding-top="0.0563in" fo:padding-bottom="0.1126in" fo:border="0.0008in solid #9bc0f5"/>
    </style:style>
    <style:style style:name="P22" style:family="paragraph" style:parent-style-name="Table_20_Contents" style:list-style-name="L7">
      <style:paragraph-properties fo:padding-left="0.0563in" fo:padding-right="0.0563in" fo:padding-top="0.0563in" fo:padding-bottom="0.1126in" fo:border="0.0008in solid #9bc0f5"/>
    </style:style>
    <style:style style:name="P23" style:family="paragraph" style:parent-style-name="Table_20_Contents" style:list-style-name="L8">
      <style:paragraph-properties fo:padding-left="0.0563in" fo:padding-right="0.0563in" fo:padding-top="0.0563in" fo:padding-bottom="0.1126in" fo:border="0.0008in solid #9bc0f5"/>
    </style:style>
    <style:style style:name="P24" style:family="paragraph" style:parent-style-name="Table_20_Contents" style:list-style-name="L9">
      <style:paragraph-properties fo:padding-left="0.0563in" fo:padding-right="0.0563in" fo:padding-top="0.0563in" fo:padding-bottom="0.1126in" fo:border="0.0008in solid #9bc0f5"/>
    </style:style>
    <style:style style:name="P25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6" style:family="paragraph" style:parent-style-name="Standard">
      <style:paragraph-properties fo:margin-top="0in" fo:margin-bottom="0.1965in"/>
    </style:style>
    <style:style style:name="P27" style:family="paragraph" style:parent-style-name="Text_20_body" style:list-style-name="L10"/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0">
      <style:paragraph-properties fo:margin-top="0in" fo:margin-bottom="0in"/>
    </style:style>
    <style:style style:name="P36" style:family="paragraph" style:parent-style-name="Text_20_body" style:list-style-name="L11">
      <style:paragraph-properties fo:margin-top="0in" fo:margin-bottom="0in"/>
    </style:style>
    <style:style style:name="P37" style:family="paragraph" style:parent-style-name="Text_20_body" style:list-style-name="L13">
      <style:paragraph-properties fo:margin-top="0in" fo:margin-bottom="0in"/>
    </style:style>
    <style:style style:name="P38" style:family="paragraph" style:parent-style-name="Text_20_body" style:list-style-name="L14">
      <style:paragraph-properties fo:margin-top="0in" fo:margin-bottom="0in"/>
    </style:style>
    <style:style style:name="P39" style:family="paragraph" style:parent-style-name="Text_20_body" style:list-style-name="L15">
      <style:paragraph-properties fo:margin-top="0in" fo:margin-bottom="0in"/>
    </style:style>
    <style:style style:name="P40" style:family="paragraph" style:parent-style-name="Text_20_body" style:list-style-name="L16">
      <style:paragraph-properties fo:margin-top="0in" fo:margin-bottom="0in"/>
    </style:style>
    <style:style style:name="P41" style:family="paragraph" style:parent-style-name="Text_20_body" style:list-style-name="L17">
      <style:paragraph-properties fo:margin-top="0in" fo:margin-bottom="0in"/>
    </style:style>
    <style:style style:name="P42" style:family="paragraph">
      <style:paragraph-properties fo:text-align="start"/>
      <style:text-properties style:text-line-through-style="none" fo:font-family="'Courier New'" style:font-family-generic="modern" style:font-pitch="fixed" fo:font-size="10pt" fo:font-style="normal" style:text-underline-style="none"/>
    </style:style>
    <style:style style:name="T1" style:family="text">
      <style:text-properties fo:language="en" fo:country="none"/>
    </style:style>
    <style:style style:name="T2" style:family="text">
      <style:text-properties fo:font-weight="bold"/>
    </style:style>
    <style:style style:name="T3" style:family="text">
      <style:text-properties fo:font-weight="bold" fo:background-color="#cbdefa"/>
    </style:style>
    <style:style style:name="T4" style:family="text">
      <style:text-properties fo:font-style="italic"/>
    </style:style>
    <style:style style:name="T5" style:family="text">
      <style:text-properties style:language-complex="ar" style:country-complex="SA"/>
    </style:style>
    <style:style style:name="T6" style:family="text">
      <style:text-properties fo:language="bg" fo:country="BG"/>
    </style:style>
    <style:style style:name="T7" style:family="text">
      <style:text-properties fo:language="es" fo:country="ES"/>
    </style:style>
    <style:style style:name="T8" style:family="text">
      <style:text-properties style:language-complex="fa" style:country-complex="IR"/>
    </style:style>
    <style:style style:name="T9" style:family="text">
      <style:text-properties fo:language="fr" fo:country="FR"/>
    </style:style>
    <style:style style:name="T10" style:family="text">
      <style:text-properties fo:language="de" fo:country="DE"/>
    </style:style>
    <style:style style:name="T11" style:family="text">
      <style:text-properties fo:language="hu" fo:country="HU"/>
    </style:style>
    <style:style style:name="T12" style:family="text">
      <style:text-properties fo:language="it" fo:country="IT"/>
    </style:style>
    <style:style style:name="T13" style:family="text">
      <style:text-properties style:language-asian="ja" style:country-asian="JP"/>
    </style:style>
    <style:style style:name="T14" style:family="text">
      <style:text-properties fo:language="ka" fo:country="GE"/>
    </style:style>
    <style:style style:name="T15" style:family="text">
      <style:text-properties fo:language="nl" fo:country="NL"/>
    </style:style>
    <style:style style:name="T16" style:family="text">
      <style:text-properties fo:language="pt" fo:country="PT"/>
    </style:style>
    <style:style style:name="T17" style:family="text">
      <style:text-properties fo:language="pt" fo:country="BR"/>
    </style:style>
    <style:style style:name="T18" style:family="text">
      <style:text-properties fo:language="ru" fo:country="RU"/>
    </style:style>
    <style:style style:name="T19" style:family="text">
      <style:text-properties fo:language="tr" fo:country="TR"/>
    </style:style>
    <style:style style:name="T20" style:family="text">
      <style:text-properties fo:language="vi" fo:country="VN"/>
    </style:style>
    <style:style style:name="T21" style:family="text">
      <style:text-properties style:language-asian="zh" style:country-asian="none"/>
    </style:style>
    <style:style style:name="T22" style:family="text">
      <style:text-properties style:language-asian="zh" style:country-asian="TW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w/index.php" xlink:type="simple">
          <form:text form:name="search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column-content">
        <text:section text:style-name="Sect1" text:name="content">
          <text:h text:style-name="Heading_20_1" text:outline-level="1"><text:bookmark text:name="firstHeading"/>The Apache OpenOffice Wiki</text:h>
          <text:section text:style-name="Sect1" text:name="bodyContent">
            <text:p text:style-name="Text_20_body"/>
            <text:section text:style-name="Sect1" text:name="contentSub">
              <text:p text:style-name="Text_20_body"/>
            </text:section>
            <text:section text:style-name="Sect2" text:name="mw-content-text">
              <text:p text:style-name="Text_20_body"><text:span text:style-name="T1"><text:line-break/>This wiki is for all projects associated with Apache OpenOffice. It has a good focus on resources for developers. Also other projects work more and more on the wiki. Most are listed here.<text:line-break/>Questions about the contents of this wiki are welcome here, but requests for user support will get better responses elsewhere: on the users mailing lists, or in the </text:span><text:a xlink:type="simple" xlink:href="http://forum.openoffice.org/">User Forum</text:a><text:span text:style-name="T1">. </text:span></text:p>
              <table:table table:name="Table1" table:style-name="Table1">
                <table:table-column table:style-name="Table1.A"/>
                <table:table-column table:style-name="Table1.B"/>
                <table:table-row>
                  <table:table-cell office:value-type="string">
                    <text:p text:style-name="P4">Participation</text:p>
                    <text:list xml:id="list8285344933639724550" text:style-name="L1">
                      <text:list-item>
                        <text:p text:style-name="P16"><text:a xlink:type="simple" xlink:href="https://wiki.openoffice.org/wiki/Communication">Communication</text:a> </text:p>
                      </text:list-item>
                      <text:list-item>
                        <text:p text:style-name="P16"><text:a xlink:type="simple" xlink:href="http://qa.openoffice.org/issue_handling/pre_submission.html">Report a Bug</text:a> </text:p>
                      </text:list-item>
                      <text:list-item>
                        <text:p text:style-name="P6"><text:a xlink:type="simple" xlink:href="https://wiki.openoffice.org/wiki/Development">Getting started with Apache OpenOffice Development</text:a> </text:p>
                      </text:list-item>
                    </text:list>
                    <text:list xml:id="list5615677411244582543" text:style-name="L2">
                      <text:list-item>
                        <text:p text:style-name="P17"><text:a xlink:type="simple" xlink:href="https://cwiki.apache.org/confluence/display/OOOUSERS/Localization+Planning">Getting started with the Localization Planning</text:a> of Apache OpenOffice. </text:p>
                      </text:list-item>
                      <text:list-item>
                        <text:p text:style-name="P17">Overview over active Effort (aka Projects) Planning in the <text:a xlink:type="simple" xlink:href="https://cwiki.apache.org/confluence/display/OOOUSERS/">Confluence Wiki</text:a> <text:a xlink:type="simple" xlink:href="https://wiki.openoffice.org/wiki/Efforts">Efforts</text:a> </text:p>
                        <text:list>
                          <text:list-item>
                            <text:p text:style-name="P17"><text:a xlink:type="simple" xlink:href="https://cwiki.apache.org/confluence/display/OOOUSERS/Marketing+Planning">Marketing</text:a> Planning </text:p>
                            <text:list>
                              <text:list-item>
                                <text:p text:style-name="P17"><text:a xlink:type="simple" xlink:href="https://cwiki.apache.org/confluence/display/OOOUSERS/Branding+Planning">Branding</text:a> Planning </text:p>
                              </text:list-item>
                            </text:list>
                          </text:list-item>
                          <text:list-item>
                            <text:p text:style-name="P17"><text:a xlink:type="simple" xlink:href="https://cwiki.apache.org/confluence/display/OOOUSERS/Build-Dev-Plan">Build Development</text:a> Planning </text:p>
                          </text:list-item>
                        </text:list>
                      </text:list-item>
                      <text:list-item>
                        <text:p text:style-name="P7"><text:a xlink:type="simple" xlink:href="https://cwiki.apache.org/confluence/display/OOOUSERS/AOO4+Brainstorming">AOO 4.0 Brainstorming</text:a> </text:p>
                      </text:list-item>
                    </text:list>
                    <text:p text:style-name="P5">The main pages of the active Projects should be tagged the Category Projects to get listed here. </text:p>
                    <text:p text:style-name="P15">News</text:p>
                    <text:list xml:id="list3822996873368129402" text:style-name="L3">
                      <text:list-item>
                        <text:p text:style-name="P18">September 21, 2012 Please help us collect and rate ideas for OpenOffice 4.0 </text:p>
                      </text:list-item>
                      <text:list-item>
                        <text:p text:style-name="P18">September, 2012 Apache OpenOffice given two Bossie Awards! </text:p>
                      </text:list-item>
                      <text:list-item>
                        <text:p text:style-name="P18">August, 2012 Release of Apache OpenOffice 3.4.1 </text:p>
                      </text:list-item>
                      <text:list-item>
                        <text:p text:style-name="P8"><text:soft-page-break/><text:a xlink:type="simple" xlink:href="http://www.openoffice.org/news/">more news...</text:a> </text:p>
                      </text:list-item>
                    </text:list>
                    <text:p text:style-name="P15">Get latest released software</text:p>
                    <text:list xml:id="list3932627049113104162" text:style-name="L4">
                      <text:list-item>
                        <text:p text:style-name="P19">For the most current release see the <text:a xlink:type="simple" xlink:href="http://download.openoffice.org/">Download website</text:a> </text:p>
                      </text:list-item>
                      <text:list-item>
                        <text:p text:style-name="P19">Download a <text:a xlink:type="simple" xlink:href="http://download.openoffice.org/other.html">language pack</text:a> for your favorite language </text:p>
                      </text:list-item>
                      <text:list-item>
                        <text:p text:style-name="P19">Older released versions in the <text:a xlink:type="simple" xlink:href="http://archive.services.openoffice.org/pub/openoffice-archive">archive</text:a> </text:p>
                      </text:list-item>
                      <text:list-item>
                        <text:p text:style-name="P19">Download a <text:a xlink:type="simple" xlink:href="http://download.openoffice.org/all_rc.html">Release Candidate</text:a> if there is not yet a released version </text:p>
                      </text:list-item>
                      <text:list-item>
                        <text:p text:style-name="P9">Latest <text:a xlink:type="simple" xlink:href="https://cwiki.apache.org/confluence/display/OOOUSERS/Development+Snapshot+Builds">Developer Snapshot Builds</text:a> </text:p>
                      </text:list-item>
                    </text:list>
                    <text:p text:style-name="P15">ODF and Integration of OpenOffice.org in your workflow</text:p>
                    <text:list xml:id="list5136664681077127456" text:style-name="L5">
                      <text:list-item>
                        <text:p text:style-name="P20"><text:a xlink:type="simple" xlink:href="https://wiki.openoffice.org/wiki/OpenDocument">OASIS and OpenDocument</text:a> </text:p>
                      </text:list-item>
                      <text:list-item>
                        <text:p text:style-name="P10">Free and commercial <text:a xlink:type="simple" xlink:href="https://wiki.openoffice.org/wiki/OpenOffice.org_Solutions">Solutions</text:a> to assist in the adoption of OpenOffice.org * </text:p>
                      </text:list-item>
                    </text:list>
                    <text:p text:style-name="P15">Index</text:p>
                    <text:list xml:id="list7416805105524263278" text:style-name="L6">
                      <text:list-item>
                        <text:p text:style-name="P21"><text:a xlink:type="simple" xlink:href="https://wiki.openoffice.org/wiki/Category:MainIndex">Main Index of Articles</text:a> </text:p>
                      </text:list-item>
                      <text:list-item>
                        <text:p text:style-name="P21"><text:a xlink:type="simple" xlink:href="https://wiki.openoffice.org/wiki/Wiki/statistics">Statistics of activity on the wiki</text:a> </text:p>
                      </text:list-item>
                      <text:list-item>
                        <text:p text:style-name="P11"><text:a xlink:type="simple" xlink:href="https://cwiki.apache.org/confluence/display/OOOUSERS/IP_Clearance">IP Clearance</text:a> to Apache compliant licenses </text:p>
                      </text:list-item>
                    </text:list>
                  </table:table-cell>
                  <table:table-cell office:value-type="string">
                    <text:p text:style-name="P3"><text:span text:style-name="T3">Teams<text:line-break/>This section is partly outdated. Visit </text:span><text:a xlink:type="simple" xlink:href="http://incubator.apache.org/openofficeorg/index.html"><text:span text:style-name="T3">Apache OpenOffice</text:span></text:a><text:span text:style-name="T3"> for actual information.</text:span></text:p>
                    <text:list xml:id="list6442522683547747037" text:style-name="L7">
                      <text:list-item>
                        <text:p text:style-name="P22">Development </text:p>
                        <text:list>
                          <text:list-item>
                            <text:p text:style-name="P22"><text:a xlink:type="simple" xlink:href="https://wiki.openoffice.org/wiki/Framework">Framework Project</text:a> </text:p>
                          </text:list-item>
                          <text:list-item>
                            <text:p text:style-name="P22"><text:a xlink:type="simple" xlink:href="https://wiki.openoffice.org/wiki/Writer">Writer</text:a> (includes <text:a xlink:type="simple" xlink:href="https://wiki.openoffice.org/wiki/Math">Math</text:a>) </text:p>
                          </text:list-item>
                          <text:list-item>
                            <text:p text:style-name="P22"><text:a xlink:type="simple" xlink:href="https://wiki.openoffice.org/wiki/Calc">Calc</text:a> (includes <text:a xlink:type="simple" xlink:href="https://wiki.openoffice.org/wiki/Chart">Chart</text:a>) </text:p>
                          </text:list-item>
                          <text:list-item>
                            <text:p text:style-name="P22"><text:a xlink:type="simple" xlink:href="https://wiki.openoffice.org/wiki/Impress">Impress</text:a> and <text:a xlink:type="simple" xlink:href="https://wiki.openoffice.org/wiki/Draw">Draw</text:a> </text:p>
                          </text:list-item>
                          <text:list-item>
                            <text:p text:style-name="P12"><text:a xlink:type="simple" xlink:href="https://wiki.openoffice.org/wiki/Base">Base</text:a> </text:p>
                          </text:list-item>
                        </text:list>
                      </text:list-item>
                    </text:list>
                    <text:list xml:id="list8374240833775069364" text:style-name="L8">
                      <text:list-item>
                        <text:p text:style-name="P23"><text:a xlink:type="simple" xlink:href="https://wiki.openoffice.org/wiki/Quality_Assurance">Quality Assurance (QA)</text:a> - Website <text:a xlink:type="simple" xlink:href="http://incubator.apache.org/openofficeorg/qa.html">CMS page</text:a>. </text:p>
                      </text:list-item>
                      <text:list-item>
                        <text:p text:style-name="P23"><text:a xlink:type="simple" xlink:href="https://wiki.openoffice.org/wiki/Education_Project">Education Project</text:a>: bridge between Educational World and OpenOffice.org Project </text:p>
                      </text:list-item>
                      <text:list-item>
                        <text:p text:style-name="P23">Release Status Meeting </text:p>
                        <text:list>
                          <text:list-item>
                            <text:p text:style-name="P23"><text:a xlink:type="simple" xlink:href="https://wiki.openoffice.org/wiki/Release_criteria">Criteria for a release</text:a> </text:p>
                          </text:list-item>
                          <text:list-item>
                            <text:p text:style-name="P23"><text:a xlink:type="simple" xlink:href="https://wiki.openoffice.org/wiki/Product_Release">Released and upcoming products</text:a> </text:p>
                          </text:list-item>
                        </text:list>
                      </text:list-item>
                      <text:list-item>
                        <text:p text:style-name="P23"><text:a xlink:type="simple" xlink:href="https://wiki.openoffice.org/wiki/Category:Localization">Localization</text:a> </text:p>
                        <text:list>
                          <text:list-item>
                            <text:p text:style-name="P23"><text:a xlink:type="simple" xlink:href="https://wiki.openoffice.org/wiki/Translation_for_AOO_3.4_-_Status">Translation for AOO 3.4 - Status</text:a> </text:p>
                          </text:list-item>
                        </text:list>
                      </text:list-item>
                      <text:list-item>
                        <text:p text:style-name="P23"><text:a xlink:type="simple" xlink:href="https://wiki.openoffice.org/wiki/Apache_OpenOffice_User_Experience">User Experience (UX)</text:a> : new home of AOO UX community </text:p>
                      </text:list-item>
                      <text:list-item>
                        <text:p text:style-name="P23"><text:a xlink:type="simple" xlink:href="https://wiki.openoffice.org/w/index.php?title=Website&amp;action=edit&amp;redlink=1">Website</text:a> </text:p>
                      </text:list-item>
                      <text:list-item>
                        <text:p text:style-name="P23"><text:a xlink:type="simple" xlink:href="http://incubator.apache.org/openofficeorg/people.html">People</text:a> </text:p>
                      </text:list-item>
                      <text:list-item>
                        <text:p text:style-name="P23"><text:a xlink:type="simple" xlink:href="http://incubator.apache.org/openofficeorg/social.html">Social</text:a> </text:p>
                      </text:list-item>
                      <text:list-item>
                        <text:p text:style-name="P13">[ ] </text:p>
                      </text:list-item>
                    </text:list>
                    <text:p text:style-name="P15"><text:soft-page-break/>Documentation</text:p>
                    <text:list xml:id="list8247650072212617268" text:style-name="L9">
                      <text:list-item>
                        <text:p text:style-name="P24">For Users: </text:p>
                        <text:list>
                          <text:list-item>
                            <text:p text:style-name="P24"><text:a xlink:type="simple" xlink:href="https://wiki.openoffice.org/wiki/Documentation">User Guides, FAQs, and HowTos</text:a> </text:p>
                          </text:list-item>
                          <text:list-item>
                            <text:p text:style-name="P24"><text:a xlink:type="simple" xlink:href="http://support.openoffice.org/">Support</text:a> </text:p>
                          </text:list-item>
                        </text:list>
                      </text:list-item>
                      <text:list-item>
                        <text:p text:style-name="P24">For Advanced Users: </text:p>
                        <text:list>
                          <text:list-item>
                            <text:p text:style-name="P24"><text:a xlink:type="simple" xlink:href="https://wiki.openoffice.org/wiki/Documentation/Administration_Guide">Administration Guide</text:a> </text:p>
                          </text:list-item>
                          <text:list-item>
                            <text:p text:style-name="P24"><text:a xlink:type="simple" xlink:href="https://wiki.openoffice.org/wiki/Documentation/BASIC_Guide">BASIC Guide</text:a> </text:p>
                          </text:list-item>
                          <text:list-item>
                            <text:p text:style-name="P24"><text:a xlink:type="simple" xlink:href="https://wiki.openoffice.org/wiki/Documentation/DevGuide">Development Guide</text:a> </text:p>
                          </text:list-item>
                        </text:list>
                      </text:list-item>
                      <text:list-item>
                        <text:p text:style-name="P24">For Developers </text:p>
                        <text:list>
                          <text:list-item>
                            <text:p text:style-name="P24"><text:a xlink:type="simple" xlink:href="https://www.openoffice.org/marketing/ooocon2006/presentations/tuesday_d2.pdf">OpenOffice Architecture: Run Through the Jungle</text:a> </text:p>
                          </text:list-item>
                          <text:list-item>
                            <text:p text:style-name="P24"><text:a xlink:type="simple" xlink:href="https://wiki.openoffice.org/wiki/Documentation/DevGuide">Development Guide</text:a> </text:p>
                          </text:list-item>
                          <text:list-item>
                            <text:p text:style-name="P24"><text:a xlink:type="simple" xlink:href="https://wiki.openoffice.org/wiki/Extensions_development">Extensions Development</text:a> </text:p>
                          </text:list-item>
                          <text:list-item>
                            <text:p text:style-name="P24"><text:a xlink:type="simple" xlink:href="https://wiki.openoffice.org/wiki/Documentation/Building_Guide_AOO">Building Guide</text:a> </text:p>
                          </text:list-item>
                          <text:list-item>
                            <text:p text:style-name="P24"><text:a xlink:type="simple" xlink:href="https://wiki.openoffice.org/wiki/QA/test_automation_guide">Test Automation</text:a> </text:p>
                          </text:list-item>
                          <text:list-item>
                            <text:p text:style-name="P24"><text:a xlink:type="simple" xlink:href="https://wiki.openoffice.org/wiki/Category:Build_System">Build System</text:a> </text:p>
                          </text:list-item>
                          <text:list-item>
                            <text:p text:style-name="P14"><text:a xlink:type="simple" xlink:href="https://wiki.openoffice.org/wiki/Architecture">Architecture</text:a> - Description of AOO's software architecture. </text:p>
                          </text:list-item>
                        </text:list>
                      </text:list-item>
                    </text:list>
                  </table:table-cell>
                </table:table-row>
              </table:table>
              <text:p text:style-name="Text_20_body"/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P1"/>
                  </table:table-cell>
                  <table:table-cell table:style-name="Table2.B1" office:value-type="string">
                    <text:p text:style-name="P1"/>
                  </table:table-cell>
                </table:table-row>
                <table:table-row>
                  <table:table-cell table:style-name="Table2.A1" office:value-type="string">
                    <text:p text:style-name="P2"/>
                  </table:table-cell>
                  <table:table-cell table:style-name="Table2.A1" office:value-type="string">
                    <text:p text:style-name="Table_20_Contents">You loaded this Main Page on Friday, 2014-09-12 <text:span text:style-name="T4">T</text:span> 18:51 <text:a xlink:type="simple" xlink:href="http://en.wikipedia.org/wiki/UTC"><text:span text:style-name="T2">UTC</text:span></text:a>. </text:p>
                  </table:table-cell>
                </table:table-row>
                <table:table-row>
                  <table:table-cell table:style-name="Table2.A1" office:value-type="string">
                    <text:p text:style-name="P1"/>
                  </table:table-cell>
                  <table:table-cell table:style-name="Table2.B1" office:value-type="string">
                    <text:p text:style-name="P1"/>
                  </table:table-cell>
                </table:table-row>
              </table:table>
            </text:section>
            <text:section text:style-name="Sect1" text:name="catlinks">
              <text:p text:style-name="Text_20_body"/>
              <text:section text:style-name="Sect1" text:name="mw-normal-catlinks">
                <text:p text:style-name="Text_20_body"><text:a xlink:type="simple" xlink:href="https://wiki.openoffice.org/wiki/Special:Categories">Categories</text:a>: </text:p>
                <text:list xml:id="list7387044740814464" text:style-name="L10">
                  <text:list-item>
                    <text:p text:style-name="P35"><text:a xlink:type="simple" xlink:href="https://wiki.openoffice.org/wiki/Category:MainIndex">MainIndex</text:a></text:p>
                  </text:list-item>
                  <text:list-item>
                    <text:p text:style-name="P27"><text:a xlink:type="simple" xlink:href="https://wiki.openoffice.org/wiki/Category:Outdated">Outdated</text:a></text:p>
                  </text:list-item>
                </text:list>
              </text:section>
            </text:section>
          </text:section>
        </text:section>
      </text:section>
      <text:section text:style-name="Sect1" text:name="column-one">
        <text:p text:style-name="Standard"/>
        <text:section text:style-name="Sect1" text:name="p-cactions">
          <text:list xml:id="list6710053142771052107" text:style-name="L11">
            <text:list-item>
              <text:p text:style-name="P36"><text:bookmark text:name="ca-nstab-main"/><text:a xlink:type="simple" xlink:href="https://wiki.openoffice.org/wiki/Main_Page">Page</text:a> </text:p>
            </text:list-item>
            <text:list-item>
              <text:p text:style-name="P36"><text:bookmark text:name="ca-talk"/><text:a xlink:type="simple" xlink:href="https://wiki.openoffice.org/wiki/Talk:Main_Page">Discussion</text:a> </text:p>
            </text:list-item>
            <text:list-item>
              <text:p text:style-name="P36"><text:bookmark text:name="ca-viewsource"/><text:a xlink:type="simple" xlink:href="https://wiki.openoffice.org/w/index.php?title=Main_Page&amp;action=edit">View source</text:a> </text:p>
            </text:list-item>
            <text:list-item>
              <text:p text:style-name="P28"><text:bookmark text:name="ca-history"/><text:a xlink:type="simple" xlink:href="https://wiki.openoffice.org/w/index.php?title=Main_Page&amp;action=history">History</text:a> </text:p>
            </text:list-item>
          </text:list>
        </text:section>
        <text:section text:style-name="Sect1" text:name="p-personal">
          <text:list xml:id="list7689418928646874377" text:style-name="L12">
            <text:list-item>
              <text:p text:style-name="P29"><text:bookmark text:name="pt-login"/><text:a xlink:type="simple" xlink:href="https://wiki.openoffice.org/w/index.php?title=Special:UserLogin&amp;returnto=Main+Page">Log in</text:a> </text:p>
            </text:list-item>
          </text:list>
        </text:section>
        <text:section text:style-name="Sect1" text:name="p-logo">
          <text:p text:style-name="Standard"/>
        </text:section>
        <text:section text:style-name="Sect1" text:name="p-navigation">
          <text:h text:style-name="Heading_20_5" text:outline-level="5"><text:soft-page-break/>Navigation</text:h>
          <text:list xml:id="list3621290340090112645" text:style-name="L13">
            <text:list-item>
              <text:p text:style-name="P37"><text:bookmark text:name="n-mainpage"/><text:a xlink:type="simple" xlink:href="https://wiki.openoffice.org/wiki/Main_Page">Main Page</text:a> </text:p>
            </text:list-item>
            <text:list-item>
              <text:p text:style-name="P37"><text:bookmark text:name="n-recentchanges"/><text:a xlink:type="simple" xlink:href="https://wiki.openoffice.org/wiki/Special:RecentChanges">Recent changes</text:a> </text:p>
            </text:list-item>
            <text:list-item>
              <text:p text:style-name="P37"><text:bookmark text:name="n-Download-AOO"/><text:a xlink:type="simple" xlink:href="http://download.openoffice.org/">Download AOO</text:a> </text:p>
            </text:list-item>
            <text:list-item>
              <text:p text:style-name="P37"><text:bookmark text:name="n-Documentation"/><text:a xlink:type="simple" xlink:href="https://wiki.openoffice.org/wiki/Documentation">Documentation</text:a> </text:p>
            </text:list-item>
            <text:list-item>
              <text:p text:style-name="P37"><text:bookmark text:name="n-User-Forum"/><text:a xlink:type="simple" xlink:href="http://forum.openoffice.org/">User Forum</text:a> </text:p>
            </text:list-item>
            <text:list-item>
              <text:p text:style-name="P37"><text:bookmark text:name="n-Extensions"/><text:a xlink:type="simple" xlink:href="http://extensions.services.openoffice.org/">Extensions</text:a> </text:p>
            </text:list-item>
            <text:list-item>
              <text:p text:style-name="P37"><text:bookmark text:name="n-Templates"/><text:a xlink:type="simple" xlink:href="http://templates.services.openoffice.org/">Templates</text:a> </text:p>
            </text:list-item>
            <text:list-item>
              <text:p text:style-name="P30"><text:bookmark text:name="n-Wiki-Help"/><text:a xlink:type="simple" xlink:href="https://wiki.openoffice.org/wiki/Help:Contents">Wiki Help</text:a> </text:p>
            </text:list-item>
          </text:list>
        </text:section>
        <text:section text:style-name="Sect1" text:name="p-coll-print_export">
          <text:h text:style-name="Heading_20_5" text:outline-level="5">Print/export</text:h>
          <text:list xml:id="list2073748409071892083" text:style-name="L14">
            <text:list-item>
              <text:p text:style-name="P38"><text:bookmark text:name="collectionPortletList"/><text:bookmark text:name="coll-create_a_book"/><text:a xlink:type="simple" xlink:href="https://wiki.openoffice.org/w/index.php?title=Special:Book&amp;bookcmd=book_creator&amp;referer=Documentation%2FHow+Tos%2FCalc%3A+ADDRESS+function">Create a book</text:a></text:p>
            </text:list-item>
            <text:list-item>
              <text:p text:style-name="P38"><text:bookmark text:name="coll-download-as-rl"/><text:a xlink:type="simple" xlink:href="https://wiki.openoffice.org/w/index.php?title=Special:Book&amp;bookcmd=render_article&amp;arttitle=Documentation%2FHow+Tos%2FCalc%3A+ADDRESS+function&amp;oldid=225794&amp;writer=rl">Download as PDF</text:a></text:p>
            </text:list-item>
            <text:list-item>
              <text:p text:style-name="P31"><text:bookmark text:name="t-print"/><text:a xlink:type="simple" xlink:href="https://wiki.openoffice.org/w/index.php?title=Documentation/How_Tos/Calc:_ADDRESS_function&amp;printable=yes">Printable version</text:a></text:p>
            </text:list-item>
          </text:list>
        </text:section>
        <text:section text:style-name="Sect1" text:name="p-search">
          <text:p text:style-name="Standard"/>
          <text:section text:style-name="Sect1" text:name="searchBody">
            <text:p text:style-name="P26"><text:bookmark text:name="searchInput"/><draw:control text:anchor-type="as-char" draw:z-index="0" draw:style-name="gr1" draw:text-style-name="P42" svg:width="1.6185in" svg:height="0.2925in" draw:control="control1"/>   </text:p>
          </text:section>
        </text:section>
        <text:section text:style-name="Sect1" text:name="p-tb">
          <text:h text:style-name="Heading_20_5" text:outline-level="5">Tools</text:h>
          <text:list xml:id="list2859476234693443697" text:style-name="L15">
            <text:list-item>
              <text:p text:style-name="P39"><text:bookmark text:name="t-whatlinkshere"/><text:a xlink:type="simple" xlink:href="https://wiki.openoffice.org/wiki/Special:WhatLinksHere/Main_Page">What links here</text:a> </text:p>
            </text:list-item>
            <text:list-item>
              <text:p text:style-name="P39"><text:bookmark text:name="t-recentchangeslinked"/><text:a xlink:type="simple" xlink:href="https://wiki.openoffice.org/wiki/Special:RecentChangesLinked/Main_Page">Related changes</text:a> </text:p>
            </text:list-item>
            <text:list-item>
              <text:p text:style-name="P39"><text:bookmark text:name="t-specialpages"/><text:a xlink:type="simple" xlink:href="https://wiki.openoffice.org/wiki/Special:SpecialPages">Special pages</text:a> </text:p>
            </text:list-item>
            <text:list-item>
              <text:p text:style-name="P39"><text:bookmark text:name="t-permalink"/><text:a xlink:type="simple" xlink:href="https://wiki.openoffice.org/w/index.php?title=Main_Page&amp;oldid=232961">Permanent link</text:a> </text:p>
            </text:list-item>
            <text:list-item>
              <text:p text:style-name="P32"><text:bookmark text:name="t-info"/><text:a xlink:type="simple" xlink:href="https://wiki.openoffice.org/w/index.php?title=Main_Page&amp;action=info">Page information</text:a> </text:p>
            </text:list-item>
          </text:list>
        </text:section>
        <text:section text:style-name="Sect1" text:name="p-lang">
          <text:h text:style-name="Heading_20_5" text:outline-level="5">In other languages</text:h>
          <text:list xml:id="list7903653737978528606" text:style-name="L16">
            <text:list-item>
              <text:p text:style-name="P40"><text:a xlink:type="simple" xlink:href="http://wiki.services.openoffice.org/wiki/صفحة_رئيسية"><text:span text:style-name="T5">العربية</text:span></text:a> </text:p>
            </text:list-item>
            <text:list-item>
              <text:p text:style-name="P40"><text:a xlink:type="simple" xlink:href="http://wiki.services.openoffice.org/wiki/Bg"><text:span text:style-name="T6">Български</text:span></text:a> </text:p>
            </text:list-item>
            <text:list-item>
              <text:p text:style-name="P40"><text:a xlink:type="simple" xlink:href="http://wiki.services.openoffice.org/wiki/Main_Page"><text:span text:style-name="T1">English</text:span></text:a> </text:p>
            </text:list-item>
            <text:list-item>
              <text:p text:style-name="P40"><text:a xlink:type="simple" xlink:href="http://wiki.services.openoffice.org/wiki/ES"><text:span text:style-name="T7">Español</text:span></text:a> </text:p>
            </text:list-item>
            <text:list-item>
              <text:p text:style-name="P40"><text:a xlink:type="simple" xlink:href="http://wiki.services.openoffice.org/wiki/farsi"><text:span text:style-name="T8">فارسی</text:span></text:a> </text:p>
            </text:list-item>
            <text:list-item>
              <text:p text:style-name="P40"><text:a xlink:type="simple" xlink:href="http://wiki.services.openoffice.org/wiki/FR"><text:span text:style-name="T9">Français</text:span></text:a> </text:p>
            </text:list-item>
            <text:list-item>
              <text:p text:style-name="P40"><text:a xlink:type="simple" xlink:href="http://wiki.services.openoffice.org/wiki/Deutsche_Übersetzung"><text:span text:style-name="T10">Deutsch</text:span></text:a> </text:p>
            </text:list-item>
            <text:list-item>
              <text:p text:style-name="P40"><text:a xlink:type="simple" xlink:href="http://wiki.services.openoffice.org/wiki/Kezdőlap"><text:span text:style-name="T11">Magyar</text:span></text:a> </text:p>
            </text:list-item>
            <text:list-item>
              <text:p text:style-name="P40"><text:a xlink:type="simple" xlink:href="http://wiki.services.openoffice.org/wiki/It.openoffice.org"><text:span text:style-name="T12">Italiano</text:span></text:a> </text:p>
            </text:list-item>
            <text:list-item>
              <text:p text:style-name="P40"><text:a xlink:type="simple" xlink:href="http://wiki.services.openoffice.org/wiki/メインページ"><text:span text:style-name="T13">日本語</text:span></text:a> </text:p>
            </text:list-item>
            <text:list-item>
              <text:p text:style-name="P40"><text:a xlink:type="simple" xlink:href="http://wiki.services.openoffice.org/wiki/მთავარი_გვერდი"><text:span text:style-name="T14">ქართული</text:span></text:a> </text:p>
            </text:list-item>
            <text:list-item>
              <text:p text:style-name="P40"><text:a xlink:type="simple" xlink:href="http://wiki.services.openoffice.org/wiki/Main_Page/NL"><text:span text:style-name="T15">Nederlands</text:span></text:a> </text:p>
            </text:list-item>
            <text:list-item>
              <text:p text:style-name="P40"><text:a xlink:type="simple" xlink:href="http://wiki.services.openoffice.org/wiki/PT"><text:span text:style-name="T16">Português</text:span></text:a> </text:p>
            </text:list-item>
            <text:list-item>
              <text:p text:style-name="P40"><text:a xlink:type="simple" xlink:href="http://wiki.services.openoffice.org/wiki/PT-BR"><text:span text:style-name="T17">Português do Brasil</text:span></text:a> </text:p>
            </text:list-item>
            <text:list-item>
              <text:p text:style-name="P40"><text:a xlink:type="simple" xlink:href="http://wiki.services.openoffice.org/wiki/RU"><text:span text:style-name="T18">Русский</text:span></text:a> </text:p>
            </text:list-item>
            <text:list-item>
              <text:p text:style-name="P40"><text:a xlink:type="simple" xlink:href="http://wiki.services.openoffice.org/wiki/Ana_Sayfa"><text:span text:style-name="T19">Türkçe</text:span></text:a> </text:p>
            </text:list-item>
            <text:list-item>
              <text:p text:style-name="P40"><text:a xlink:type="simple" xlink:href="http://wiki.services.openoffice.org/wiki/Trang_Chính"><text:span text:style-name="T20">Tiếng Việt</text:span></text:a> </text:p>
            </text:list-item>
            <text:list-item>
              <text:p text:style-name="P40"><text:soft-page-break/><text:a xlink:type="simple" xlink:href="http://wiki.services.openoffice.org/wiki/Zh"><text:span text:style-name="T21">中文</text:span></text:a> </text:p>
            </text:list-item>
            <text:list-item>
              <text:p text:style-name="P33"><text:a xlink:type="simple" xlink:href="http://wiki.services.openoffice.org/wiki/Zh-TW"><text:span text:style-name="T22">中文（台灣）‎</text:span></text:a> </text:p>
            </text:list-item>
          </text:list>
        </text:section>
      </text:section>
      <text:section text:style-name="Sect1" text:name="footer">
        <text:p text:style-name="Standard"/>
        <text:section text:style-name="Sect1" text:name="f-copyrightico">
          <text:p text:style-name="Standard"><draw:a xlink:type="simple" xlink:href="https://wiki.openoffice.org/wiki/apache.org/foundation/marks/"><draw:frame draw:style-name="fr1" draw:name="graphics1" text:anchor-type="as-char" svg:width="1.0165in" svg:height="0.3764in" draw:z-index="1"><draw:image xlink:href="https://wiki.openoffice.org/w/ASFLogo/asf_logo_simple.png" xlink:type="simple" xlink:show="embed" xlink:actuate="onLoad"/><svg:title>ALv2</svg:title></draw:frame></draw:a> </text:p>
        </text:section>
        <text:section text:style-name="Sect1" text:name="f-poweredbyico">
          <text:p text:style-name="Standard"><draw:a xlink:type="simple" xlink:href="https://www.mediawiki.org/"><draw:frame draw:style-name="fr1" draw:name="graphics2" text:anchor-type="as-char" svg:width="1.0165in" svg:height="0.3764in" draw:z-index="2"><draw:image xlink:href="https://wiki.openoffice.org/w/skins/common/images/poweredby_mediawiki_88x31.png" xlink:type="simple" xlink:show="embed" xlink:actuate="onLoad"/><svg:title>Powered by MediaWiki</svg:title></draw:frame></draw:a> </text:p>
        </text:section>
        <text:list xml:id="list4720428933801890464" text:style-name="L17">
          <text:list-item>
            <text:p text:style-name="P41"><text:bookmark text:name="f-list"/><text:bookmark text:name="lastmod"/>This page was last modified on 28 January 2014, at 23:16. </text:p>
          </text:list-item>
          <text:list-item>
            <text:p text:style-name="P41"><text:bookmark text:name="copyright"/>Content is available under <text:a xlink:type="simple" xlink:href="https://wiki.openoffice.org/wiki/OpenOffice.org_Wiki:Copyrights">ALv2</text:a> unless otherwise noted. </text:p>
          </text:list-item>
          <text:list-item>
            <text:p text:style-name="P41"><text:bookmark text:name="privacy"/><text:a xlink:type="simple" xlink:href="https://wiki.openoffice.org/wiki/Apache_OpenOffice_Wiki:Privacy_policy">Privacy policy</text:a> </text:p>
          </text:list-item>
          <text:list-item>
            <text:p text:style-name="P41"><text:bookmark text:name="about"/><text:a xlink:type="simple" xlink:href="https://wiki.openoffice.org/wiki/Apache_OpenOffice_Wiki:About">About Apache OpenOffice Wiki</text:a> </text:p>
          </text:list-item>
          <text:list-item>
            <text:p text:style-name="P34"><text:bookmark text:name="disclaimer"/><text:a xlink:type="simple" xlink:href="https://wiki.openoffice.org/wiki/Apache_OpenOffice_Wiki:General_disclaimer">Disclaimers</text:a>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Munn</meta:initial-creator>
    <meta:creation-date>2014-09-12T12:41:04</meta:creation-date>
    <dc:date>2014-09-12T12:45:39</dc:date>
    <dc:creator>Robert Munn</dc:creator>
    <meta:editing-duration>PT4M36S</meta:editing-duration>
    <meta:editing-cycles>2</meta:editing-cycles>
    <meta:generator>OpenOffice/4.0.1$Unix OpenOffice.org_project/401m5$Build-9714</meta:generator>
    <meta:document-statistic meta:table-count="2" meta:image-count="2" meta:object-count="0" meta:page-count="4" meta:paragraph-count="122" meta:word-count="576" meta:character-count="3235"/>
  </office:meta>
</office:document-meta>
</file>